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co21" style:family="table-column">
      <style:table-column-properties fo:break-before="auto" style:column-width="1.298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0000"/>
      <style:text-properties fo:color="#0000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8" office:value-type="string" calcext:value-type="string">
            <text:p>Pend.</text:p>
          </table:table-cell>
        </table:table-row>
        <table:table-row table:style-name="ro1">
          <table:table-cell/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9"/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18:25:57.5982993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2T18:26:10.215091720</dc:date>
    <dc:creator>Germán Ramírez</dc:creator>
    <meta:editing-duration>P1DT10H43M41S</meta:editing-duration>
    <meta:editing-cycles>32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57" meta:object-count="0"/>
  </office:meta>
</office:document-meta>
</file>